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/>
    <style:font-face style:name="Calibri" svg:font-family="Calibri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line-height-at-least="0.176cm" style:writing-mode="lr-tb"/>
      <style:text-properties fo:color="#000000" style:font-name="FreeSans" style:font-name-complex="FreeSans"/>
    </style:style>
    <style:style style:name="P2" style:family="paragraph" style:parent-style-name="Standard">
      <style:paragraph-properties fo:margin-top="0cm" fo:margin-bottom="0.15cm" style:writing-mode="lr-tb"/>
      <style:text-properties fo:color="#000000" style:font-name="FreeSans" style:font-name-complex="FreeSans"/>
    </style:style>
    <style:style style:name="P3" style:family="paragraph" style:parent-style-name="Standard">
      <style:paragraph-properties fo:margin-top="0.199cm" fo:margin-bottom="0cm" style:writing-mode="lr-tb"/>
      <style:text-properties fo:color="#000000" style:font-name="FreeSans" style:font-name-complex="FreeSans"/>
    </style:style>
    <style:style style:name="P4" style:family="paragraph" style:parent-style-name="Standard">
      <style:paragraph-properties fo:margin-top="0.199cm" fo:margin-bottom="0cm" style:line-height-at-least="0.176cm" style:writing-mode="lr-tb"/>
      <style:text-properties fo:color="#000000" style:font-name="FreeSans" style:font-name-complex="FreeSans"/>
    </style:style>
    <style:style style:name="P5" style:family="paragraph" style:parent-style-name="Standard">
      <style:paragraph-properties fo:margin-top="0.199cm" fo:margin-bottom="0cm" style:writing-mode="lr-tb"/>
      <style:text-properties fo:color="#000000" style:font-name="FreeSans" fo:font-weight="bold" style:font-name-complex="FreeSans" style:font-weight-complex="bold"/>
    </style:style>
    <style:style style:name="P6" style:family="paragraph" style:parent-style-name="Standard">
      <style:paragraph-properties fo:margin-top="0.199cm" fo:margin-bottom="0cm" style:line-height-at-least="0.176cm" style:writing-mode="lr-tb"/>
      <style:text-properties fo:color="#000000" style:font-name="FreeSans" fo:font-weight="bold" style:font-name-complex="FreeSans" style:font-weight-complex="bold"/>
    </style:style>
    <style:style style:name="P7" style:family="paragraph" style:parent-style-name="Standard">
      <style:paragraph-properties fo:margin-top="0.199cm" fo:margin-bottom="0cm" fo:text-align="justify" style:justify-single-word="false" style:writing-mode="lr-tb"/>
    </style:style>
    <style:style style:name="P8" style:family="paragraph" style:parent-style-name="Standard" style:master-page-name="Standard_20__28_user_29_">
      <style:paragraph-properties fo:text-align="center" style:justify-single-word="false" style:page-number="auto" style:writing-mode="lr-tb"/>
      <style:text-properties fo:color="#000000" style:font-name="FreeSans" fo:font-size="16pt" fo:font-style="normal" fo:font-weight="normal" style:font-name-complex="FreeSans" style:font-size-complex="16pt"/>
    </style:style>
    <style:style style:name="P9" style:family="paragraph" style:parent-style-name="Standard" style:list-style-name="RTF_5f_Num_20_5">
      <style:paragraph-properties fo:margin-left="-0.635cm" fo:margin-right="0cm" fo:margin-top="0cm" fo:margin-bottom="0cm" fo:text-indent="0cm" style:auto-text-indent="false" style:writing-mode="lr-tb">
        <style:tab-stops/>
      </style:paragraph-properties>
    </style:style>
    <style:style style:name="P10" style:family="paragraph" style:parent-style-name="Standard" style:list-style-name="RTF_5f_Num_20_5">
      <style:paragraph-properties fo:margin-left="-0.635cm" fo:margin-right="0cm" fo:margin-top="0.199cm" fo:margin-bottom="0cm" fo:text-indent="0cm" style:auto-text-indent="false" style:writing-mode="lr-tb">
        <style:tab-stops/>
      </style:paragraph-properties>
      <style:text-properties fo:color="#000000" style:font-name="FreeSans" style:font-name-complex="FreeSans"/>
    </style:style>
    <style:style style:name="P11" style:family="paragraph" style:parent-style-name="Standard" style:list-style-name="RTF_5f_Num_20_4">
      <style:paragraph-properties fo:margin-left="-0.635cm" fo:margin-right="0cm" fo:margin-top="0.199cm" fo:margin-bottom="0cm" fo:text-indent="0cm" style:auto-text-indent="false" style:writing-mode="lr-tb">
        <style:tab-stops/>
      </style:paragraph-properties>
      <style:text-properties fo:color="#000000" style:font-name="FreeSans" style:font-name-complex="FreeSans"/>
    </style:style>
    <style:style style:name="P12" style:family="paragraph" style:parent-style-name="Standard" style:list-style-name="RTF_5f_Num_20_3">
      <style:paragraph-properties fo:margin-left="-0.635cm" fo:margin-right="0cm" fo:margin-top="0.199cm" fo:margin-bottom="0cm" style:line-height-at-least="0.176cm" fo:text-indent="0cm" style:auto-text-indent="false" style:writing-mode="lr-tb">
        <style:tab-stops/>
      </style:paragraph-properties>
      <style:text-properties fo:color="#000000" style:font-name="FreeSans" style:font-name-complex="FreeSans"/>
    </style:style>
    <style:style style:name="P13" style:family="paragraph" style:parent-style-name="Standard" style:list-style-name="RTF_5f_Num_20_4">
      <style:paragraph-properties fo:margin-left="-0.635cm" fo:margin-right="0cm" fo:margin-top="0.199cm" fo:margin-bottom="0cm" fo:text-indent="0cm" style:auto-text-indent="false" style:writing-mode="lr-tb">
        <style:tab-stops/>
      </style:paragraph-properties>
    </style:style>
    <style:style style:name="P14" style:family="paragraph" style:parent-style-name="Standard" style:list-style-name="RTF_5f_Num_20_3">
      <style:paragraph-properties fo:margin-left="-0.635cm" fo:margin-right="0cm" fo:margin-top="0.199cm" fo:margin-bottom="0cm" style:line-height-at-least="0.176cm" fo:text-indent="0cm" style:auto-text-indent="false" style:writing-mode="lr-tb">
        <style:tab-stops/>
      </style:paragraph-properties>
      <style:text-properties style:font-name="FreeSans" style:font-name-complex="FreeSans"/>
    </style:style>
    <style:style style:name="T1" style:family="text">
      <style:text-properties fo:font-weight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FreeSans" style:font-name-complex="FreeSans" style:font-size-complex="11pt"/>
    </style:style>
    <style:style style:name="T5" style:family="text">
      <style:text-properties fo:color="#000000" style:font-name="FreeSans" fo:language="zxx" fo:country="none" style:font-name-complex="FreeSans" style:font-size-complex="11pt"/>
    </style:style>
    <style:style style:name="T6" style:family="text">
      <style:text-properties fo:color="#000000" style:font-name="FreeSans" fo:language="zxx" fo:country="none" style:text-underline-style="solid" style:text-underline-width="auto" style:text-underline-color="font-color" style:font-name-complex="FreeSans" style:font-size-complex="11pt"/>
    </style:style>
    <style:style style:name="T7" style:family="text">
      <style:text-properties fo:color="#000000" style:font-name="FreeSans" fo:language="zxx" fo:country="none" fo:font-weight="bold" style:font-weight-asian="bold" style:font-name-complex="FreeSans" style:font-size-complex="11pt" style:font-weight-complex="bold"/>
    </style:style>
    <style:style style:name="T8" style:family="text">
      <style:text-properties fo:color="#000000" style:font-name="FreeSans" fo:language="zxx" fo:country="none" style:text-underline-style="none" style:font-name-complex="FreeSans" style:font-size-complex="11pt"/>
    </style:style>
    <style:style style:name="T9" style:family="text">
      <style:text-properties fo:color="#000000" style:font-name="FreeSans" fo:font-weight="bold" style:font-weight-asian="bold" style:font-name-complex="FreeSans" style:font-size-complex="11pt" style:font-weight-complex="bold"/>
    </style:style>
    <style:style style:name="T10" style:family="text">
      <style:text-properties fo:color="#000000" style:font-name="FreeSans" fo:font-size="11pt" fo:font-weight="bold" style:font-size-asian="11pt" style:font-name-complex="FreeSans" style:font-size-complex="11pt" style:font-weight-complex="bold"/>
    </style:style>
    <style:style style:name="T11" style:family="text">
      <style:text-properties fo:color="#000000" style:font-name="FreeSans" fo:font-size="11pt" style:font-size-asian="11pt" style:font-name-complex="FreeSans" style:font-size-complex="11pt"/>
    </style:style>
    <style:style style:name="T12" style:family="text">
      <style:text-properties fo:color="#000000" style:font-name="FreeSans" fo:font-size="11pt" fo:language="zxx" fo:country="none" style:text-underline-style="solid" style:text-underline-width="auto" style:text-underline-color="font-color" style:font-size-asian="11pt" style:font-name-complex="Calibri" style:font-size-complex="11pt"/>
    </style:style>
    <style:style style:name="T13" style:family="text">
      <style:text-properties fo:color="#000000" fo:font-weight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eglamento II Open Internacional de Ala Delta de Pedro Bernardo</text:p>
      <text:p text:style-name="P1"><text:span text:style-name="T1">Lugar: </text:span>Pedro Bernardo, AVILA.</text:p>
      <text:p text:style-name="P2"><text:span text:style-name="T1">Fechas:</text:span> 1 al 4 de mayo de 2012</text:p>
      <text:p text:style-name="P3"><text:span text:style-name="T1">Colabora:</text:span> Club de Vuelo Libre y Montaña Pedro Bernardo</text:p>
      <text:p text:style-name="P5">Personas de contacto:</text:p>
      <text:list xml:id="list787053371" text:style-name="RTF_5f_Num_20_5">
        <text:list-item>
          <text:p text:style-name="P9"><text:span text:style-name="T9">Armando</text:span><text:span text:style-name="T4"> (686 136 994, </text:span><text:a xlink:type="simple" xlink:href="mailto:kadatan@hotmail.com"><text:span text:style-name="T6">kadatan@hotmail.com</text:span></text:a><text:span text:style-name="T5">) y </text:span><text:span text:style-name="T7">Julio</text:span><text:span text:style-name="T5"> (606 824 323, juliobomber@gmail.com)</text:span></text:p>
        </text:list-item>
      </text:list>
      <text:p text:style-name="P7"><text:span text:style-name="T10">Página web de la competición: </text:span><text:span text:style-name="T11"><text:s/></text:span><text:a xlink:type="simple" xlink:href="http://clubdevuelopb.com/open"><text:span text:style-name="T12">http://opendepb.com</text:span></text:a></text:p>
      <text:p text:style-name="P7"><text:span text:style-name="T10">Correo electrónico / Foro</text:span><text:span text:style-name="T11">: </text:span><text:a xlink:type="simple" xlink:href="mailto:opendeltietar@googlegroups.com"><text:span text:style-name="T12">opendeltietar@googlegroups.com</text:span></text:a></text:p>
      <text:p text:style-name="P3"><text:span text:style-name="T1">Clasificaciones y normas: </text:span>se realizarán según lo dispuesto en el Reglamento ADL_RFAE.</text:p>
      <text:p text:style-name="P3"><text:span text:style-name="T1">Categorías:</text:span> el campeonato distinguirá dos categorías:</text:p>
      <text:list xml:id="list940340337" text:continue-numbering="true" text:style-name="RTF_5f_Num_20_5">
        <text:list-item>
          <text:p text:style-name="P10">OPEN: Alas de Clase 5 (rígidas) Clase 1 (flexibles)</text:p>
        </text:list-item>
        <text:list-item>
          <text:p text:style-name="P10">SPORT: Alas de Clase 1 con mástil</text:p>
        </text:list-item>
      </text:list>
      <text:p text:style-name="P5">Inscripciones:</text:p>
      <text:list xml:id="list1394458959" text:style-name="RTF_5f_Num_20_4">
        <text:list-item>
          <text:p text:style-name="P13"><text:span text:style-name="T4">Por Internet a través de la página oficial (</text:span><text:a xlink:type="simple" xlink:href="http://clubdevuelopb.com/open"><text:span text:style-name="T6">http://segundo.opendepb.com/inscripcion.html</text:span></text:a><text:span text:style-name="T8">),</text:span></text:p>
        </text:list-item>
        <text:list-item>
          <text:p text:style-name="P11"><text:span text:style-name="T2">Formalización de inscripciones </text:span>en el <text:span text:style-name="T2">Centro Cultural de Pedro Bernardo</text:span> el martes 30 de abril a partir de las 18h y el miércoles desde las 9h hasta las 11h.</text:p>
        </text:list-item>
      </text:list>
      <text:p text:style-name="P6">Registro de pilotos:</text:p>
      <text:p text:style-name="P4">A la llegada todos los competidores deberán <text:span text:style-name="T1">formalizar sus inscripciones </text:span><text:s/>para revisar todos los documentos y la entrega de toda la información y normas suplementarias. Para poder participar <text:span text:style-name="T1">es imprescindible</text:span> que cada piloto:</text:p>
      <text:list xml:id="list234691463" text:style-name="RTF_5f_Num_20_3">
        <text:list-item>
          <text:p text:style-name="P14"><text:span text:style-name="T3">muestre su </text:span><text:span text:style-name="T13">licencia federativa en vigor</text:span><text:span text:style-name="T3"> con el seguro de responsabilidad civil, rescate y repatriación cubierto (</text:span><text:span text:style-name="T13">la organización no asume ninguna responsabilidad</text:span><text:span text:style-name="T3"> de pilotos ni terceros),</text:span></text:p>
        </text:list-item>
        <text:list-item>
          <text:p text:style-name="P12">facilite su <text:span text:style-name="T1">números de teléfono</text:span>, el del conductor, etc. y la frecuencia de emisora que utilizará,</text:p>
        </text:list-item>
        <text:list-item>
          <text:p text:style-name="P12">realice el <text:span text:style-name="T1">pago de la inscripción</text:span> si no lo ha hecho todavía.</text:p>
        </text:list-item>
      </text:list>
      <text:p text:style-name="P4">El <text:span text:style-name="T1">transporte al despegue y las recogidas</text:span> serán <text:span text:style-name="T1">responsabilidad de cada piloto</text:span> participante.</text:p>
      <text:p text:style-name="P4">En el momento de formalizar las inscripciones <text:span text:style-name="T1">se votará </text:span>entre todos los pilotos inscritos para formar el <text:span text:style-name="T1">Comité de Seguridad y de Pilotos</text:span>.</text:p>
      <text:p text:style-name="P4">Todos los pilotos que accedan al despegue deben <text:span text:style-name="T1">firmar antes de despegar</text:span>. Si por alguna razón decidiesen no despegar, han de dirigirse a este listado y tacharse del mismo. Este listado se usará como referencia de los pilotos presentes en el despegue en el día señalado, para así poder controlar a los que hayan volado de cara a la seguridad y a las clasificaciones. Para que la clasificación final obtenida por un piloto sea reconocida por la RFAE y/o la FAI este deberá tener vigente su licencia correspondiente.</text:p>
      <text:p text:style-name="P4">Para la descarga de tracks <text:span text:style-name="T2">los pilotos tendrán disponible el cable</text:span> que conecta su GPS con el PC.</text:p>
      <text:p text:style-name="P3"><text:span text:style-name="T1">Trofeos:</text:span> para los 3 primeros de la categoría Open y los 3 primeros de la categoría Sport.</text:p>
      <text:p text:style-name="P3"><text:span text:style-name="T1">Ceremonia de Clausura y Entrega de Premios:</text:span> el día <text:span text:style-name="T1">4 de Mayo</text:span> una vez finalizada la prueba en el <text:span text:style-name="T1">Mesón Los Arcos</text:span>, junto al ejido de La Iglesuela, gol para dicho día si las condiciones lo permit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, 'Arial Unicode MS'"/>
    <style:font-face style:name="Calibri" svg:font-family="Calibri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page"/>
      <style:text-properties style:use-window-font-color="true" style:font-name="Calibri" fo:font-size="12pt" fo:language="es" fo:country="ES" style:font-name-asian="Calibri" style:font-size-asian="10.5pt" style:language-asian="zh" style:country-asian="CN" style:font-name-complex="Calib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/>
      <style:text-properties style:use-window-font-color="true" fo:font-size="11pt" fo:language="es" fo:country="ES" style:font-name-asian="DejaVu Sans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Liberation Sans1" fo:font-size="14pt" style:font-name-complex="Liberation Sans1" style:font-size-complex="14pt"/>
    </style:style>
    <style:style style:name="caption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Index_20__28_user_29_" style:display-name="Index (user)" style:family="paragraph" style:parent-style-name="Standard"/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Liberation Sans1" fo:font-size="14pt" style:font-name-complex="Liberation Sans1" style:font-size-complex="14pt"/>
    </style:style>
    <style:style style:name="WW-caption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Index" style:family="paragraph" style:parent-style-name="Standard"/>
    <style:style style:name="WW-Heading1" style:family="paragraph" style:parent-style-name="Standard" style:next-style-name="Text_20_body">
      <style:paragraph-properties fo:margin-top="0.423cm" fo:margin-bottom="0.212cm" fo:keep-with-next="always"/>
      <style:text-properties style:font-name="Liberation Sans1" fo:font-size="14pt" style:font-name-complex="Liberation Sans1" style:font-size-complex="14pt"/>
    </style:style>
    <style:style style:name="WW-caption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Index1" style:family="paragraph" style:parent-style-name="Standard"/>
    <style:style style:name="WW-Heading11" style:family="paragraph" style:parent-style-name="Standard" style:next-style-name="Text_20_body">
      <style:paragraph-properties fo:margin-top="0.423cm" fo:margin-bottom="0.212cm" fo:keep-with-next="always"/>
      <style:text-properties style:font-name="Liberation Sans1" fo:font-size="14pt" style:font-name-complex="Liberation Sans1" style:font-size-complex="14pt"/>
    </style:style>
    <style:style style:name="WW-caption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Index11" style:family="paragraph" style:parent-style-name="Standard"/>
    <style:style style:name="WW-Heading111" style:family="paragraph" style:parent-style-name="Standard" style:next-style-name="Text_20_body">
      <style:paragraph-properties fo:margin-top="0.423cm" fo:margin-bottom="0.212cm" fo:keep-with-next="always"/>
      <style:text-properties style:font-name="Liberation Sans1" fo:font-size="14pt" style:font-name-complex="Liberation Sans1" style:font-size-complex="14pt"/>
    </style:style>
    <style:style style:name="WW-caption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Index111" style:family="paragraph" style:parent-style-name="Standard"/>
    <style:style style:name="WW-Heading1111" style:family="paragraph" style:parent-style-name="Standard" style:next-style-name="Text_20_body">
      <style:paragraph-properties fo:margin-top="0.423cm" fo:margin-bottom="0.212cm" fo:keep-with-next="always"/>
      <style:text-properties style:font-name="Liberation Sans1" fo:font-size="14pt" style:font-name-asian="Calibri" style:font-name-complex="Liberation Sans1" style:font-size-complex="14pt"/>
    </style:style>
    <style:style style:name="WW-caption1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Index1111" style:family="paragraph" style:parent-style-name="Standard"/>
    <style:style style:name="RTF_5f_Num_20_2_20_1" style:display-name="RTF_Num 2 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2_20_2" style:display-name="RTF_Num 2 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2_20_3" style:display-name="RTF_Num 2 3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2_20_4" style:display-name="RTF_Num 2 4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2_20_5" style:display-name="RTF_Num 2 5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2_20_6" style:display-name="RTF_Num 2 6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2_20_7" style:display-name="RTF_Num 2 7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2_20_8" style:display-name="RTF_Num 2 8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2_20_9" style:display-name="RTF_Num 2 9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2_20_10" style:display-name="RTF_Num 2 10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" style:display-name="WW-RTF_Num 2 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2" style:display-name="WW-RTF_Num 2 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3" style:display-name="WW-RTF_Num 2 3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4" style:display-name="WW-RTF_Num 2 4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5" style:display-name="WW-RTF_Num 2 5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6" style:display-name="WW-RTF_Num 2 6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7" style:display-name="WW-RTF_Num 2 7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8" style:display-name="WW-RTF_Num 2 8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9" style:display-name="WW-RTF_Num 2 9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0" style:display-name="WW-RTF_Num 2 10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1" style:display-name="WW-RTF_Num 2 1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21" style:display-name="WW-RTF_Num 2 2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31" style:display-name="WW-RTF_Num 2 3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41" style:display-name="WW-RTF_Num 2 4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51" style:display-name="WW-RTF_Num 2 5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61" style:display-name="WW-RTF_Num 2 6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71" style:display-name="WW-RTF_Num 2 7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81" style:display-name="WW-RTF_Num 2 8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91" style:display-name="WW-RTF_Num 2 9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01" style:display-name="WW-RTF_Num 2 10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12" style:display-name="WW-RTF_Num 2 11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212" style:display-name="WW-RTF_Num 2 21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312" style:display-name="WW-RTF_Num 2 31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412" style:display-name="WW-RTF_Num 2 41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512" style:display-name="WW-RTF_Num 2 51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612" style:display-name="WW-RTF_Num 2 61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712" style:display-name="WW-RTF_Num 2 71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812" style:display-name="WW-RTF_Num 2 81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912" style:display-name="WW-RTF_Num 2 91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012" style:display-name="WW-RTF_Num 2 101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11" style:display-name="WW-RTF_Num 2 11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211" style:display-name="WW-RTF_Num 2 21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311" style:display-name="WW-RTF_Num 2 31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411" style:display-name="WW-RTF_Num 2 41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511" style:display-name="WW-RTF_Num 2 51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611" style:display-name="WW-RTF_Num 2 61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711" style:display-name="WW-RTF_Num 2 71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811" style:display-name="WW-RTF_Num 2 81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911" style:display-name="WW-RTF_Num 2 91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011" style:display-name="WW-RTF_Num 2 101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121" style:display-name="WW-RTF_Num 2 112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2121" style:display-name="WW-RTF_Num 2 212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3121" style:display-name="WW-RTF_Num 2 312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4121" style:display-name="WW-RTF_Num 2 412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5121" style:display-name="WW-RTF_Num 2 512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6121" style:display-name="WW-RTF_Num 2 612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7121" style:display-name="WW-RTF_Num 2 712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8121" style:display-name="WW-RTF_Num 2 812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9121" style:display-name="WW-RTF_Num 2 912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0121" style:display-name="WW-RTF_Num 2 1012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111" style:display-name="WW-RTF_Num 2 11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2111" style:display-name="WW-RTF_Num 2 21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3111" style:display-name="WW-RTF_Num 2 31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4111" style:display-name="WW-RTF_Num 2 41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5111" style:display-name="WW-RTF_Num 2 51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6111" style:display-name="WW-RTF_Num 2 61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7111" style:display-name="WW-RTF_Num 2 71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8111" style:display-name="WW-RTF_Num 2 81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9111" style:display-name="WW-RTF_Num 2 91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0111" style:display-name="WW-RTF_Num 2 101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1211" style:display-name="WW-RTF_Num 2 112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21211" style:display-name="WW-RTF_Num 2 212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31211" style:display-name="WW-RTF_Num 2 312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41211" style:display-name="WW-RTF_Num 2 412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51211" style:display-name="WW-RTF_Num 2 512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61211" style:display-name="WW-RTF_Num 2 612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71211" style:display-name="WW-RTF_Num 2 712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81211" style:display-name="WW-RTF_Num 2 812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91211" style:display-name="WW-RTF_Num 2 912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01211" style:display-name="WW-RTF_Num 2 1012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3_20_1" style:display-name="RTF_Num 3 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3_20_2" style:display-name="RTF_Num 3 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3_20_3" style:display-name="RTF_Num 3 3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3_20_4" style:display-name="RTF_Num 3 4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3_20_5" style:display-name="RTF_Num 3 5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3_20_6" style:display-name="RTF_Num 3 6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3_20_7" style:display-name="RTF_Num 3 7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3_20_8" style:display-name="RTF_Num 3 8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3_20_9" style:display-name="RTF_Num 3 9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3_20_10" style:display-name="RTF_Num 3 10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4_20_1" style:display-name="RTF_Num 4 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4_20_2" style:display-name="RTF_Num 4 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4_20_3" style:display-name="RTF_Num 4 3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4_20_4" style:display-name="RTF_Num 4 4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4_20_5" style:display-name="RTF_Num 4 5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4_20_6" style:display-name="RTF_Num 4 6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4_20_7" style:display-name="RTF_Num 4 7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4_20_8" style:display-name="RTF_Num 4 8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4_20_9" style:display-name="RTF_Num 4 9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4_20_10" style:display-name="RTF_Num 4 10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5_20_1" style:display-name="RTF_Num 5 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5_20_2" style:display-name="RTF_Num 5 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5_20_3" style:display-name="RTF_Num 5 3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5_20_4" style:display-name="RTF_Num 5 4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5_20_5" style:display-name="RTF_Num 5 5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5_20_6" style:display-name="RTF_Num 5 6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5_20_7" style:display-name="RTF_Num 5 7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5_20_8" style:display-name="RTF_Num 5 8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5_20_9" style:display-name="RTF_Num 5 9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5_20_10" style:display-name="RTF_Num 5 10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Default_20_Paragraph_20_Font" style:display-name="Default Paragraph Font" style:family="text">
      <style:text-properties fo:font-size="11pt" fo:language="es" fo:country="ES" style:font-name-asian="DejaVu Sans" style:language-asian="en" style:country-asian="US" style:font-size-complex="11pt"/>
    </style:style>
    <style:style style:name="Bullet_20_Symbols_20__28_user_29_" style:display-name="Bullet Symbols (user)" style:family="text">
      <style:text-properties style:font-name="OpenSymbol" fo:font-size="11pt" fo:language="es" fo:country="ES" style:font-name-asian="OpenSymbol" style:language-asian="en" style:country-asian="US" style:font-name-complex="OpenSymbol" style:font-size-complex="11pt"/>
    </style:style>
    <style:style style:name="Internet_20_link_20__28_user_29_" style:display-name="Internet link (user)" style:family="text"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WW-Bullet_20_Symbols" style:display-name="WW-Bullet Symbols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Internet_20_link" style:display-name="WW-Internet link" style:family="text">
      <style:text-properties fo:color="#000080" style:font-name="Calibri" fo:font-size="12pt" fo:language="zxx" fo:country="none" style:text-underline-style="solid" style:text-underline-width="auto" style:text-underline-color="font-color" style:font-name-asian="Calibri" style:language-asian="zxx" style:country-asian="none" style:font-name-complex="Calibri" style:font-size-complex="12pt"/>
    </style:style>
    <style:style style:name="WW-Internet_20_link1" style:display-name="WW-Internet link1" style:family="text"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WW-Internet_20_link12" style:display-name="WW-Internet link12" style:family="text">
      <style:text-properties fo:color="#000080" style:font-name="Calibri" fo:font-size="12pt" fo:language="zxx" fo:country="none" style:text-underline-style="solid" style:text-underline-width="auto" style:text-underline-color="font-color" style:font-name-asian="Calibri" style:language-asian="zxx" style:country-asian="none" style:font-name-complex="Calibri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5" style:display-name="RTF_Num 5">
      <text:list-level-style-bullet text:level="1" text:style-name="RTF_5f_Num_20_2_20_1" text:bullet-char="•">
        <style:list-level-properties text:space-before="0.635cm" text:min-label-width="0.635cm"/>
        <style:text-properties style:font-name="OpenSymbol"/>
      </text:list-level-style-bullet>
      <text:list-level-style-bullet text:level="2" text:style-name="RTF_5f_Num_20_2_20_2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RTF_5f_Num_20_2_20_3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RTF_5f_Num_20_2_20_4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RTF_5f_Num_20_2_20_5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RTF_5f_Num_20_2_20_6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RTF_5f_Num_20_2_20_7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RTF_5f_Num_20_2_20_8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RTF_5f_Num_20_2_20_9" text:bullet-char="▪">
        <style:list-level-properties text:space-before="5.715cm" text:min-label-width="0.635cm"/>
        <style:text-properties style:font-name="OpenSymbol"/>
      </text:list-level-style-bullet>
      <text:list-level-style-bullet text:level="10" text:style-name="RTF_5f_Num_20_2_20_10" text:bullet-char="•">
        <style:list-level-properties text:space-before="6.35cm" text:min-label-width="0.635cm"/>
        <style:text-properties style:font-name="OpenSymbol"/>
      </text:list-level-style-bullet>
    </text:list-style>
    <text:list-style style:name="RTF_5f_Num_20_4" style:display-name="RTF_Num 4">
      <text:list-level-style-bullet text:level="1" text:style-name="RTF_5f_Num_20_2_20_1" text:bullet-char="•">
        <style:list-level-properties text:space-before="0.635cm" text:min-label-width="0.635cm"/>
        <style:text-properties style:font-name="OpenSymbol"/>
      </text:list-level-style-bullet>
      <text:list-level-style-bullet text:level="2" text:style-name="RTF_5f_Num_20_2_20_2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RTF_5f_Num_20_2_20_3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RTF_5f_Num_20_2_20_4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RTF_5f_Num_20_2_20_5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RTF_5f_Num_20_2_20_6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RTF_5f_Num_20_2_20_7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RTF_5f_Num_20_2_20_8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RTF_5f_Num_20_2_20_9" text:bullet-char="▪">
        <style:list-level-properties text:space-before="5.715cm" text:min-label-width="0.635cm"/>
        <style:text-properties style:font-name="OpenSymbol"/>
      </text:list-level-style-bullet>
      <text:list-level-style-bullet text:level="10" text:style-name="RTF_5f_Num_20_2_20_10" text:bullet-char="•">
        <style:list-level-properties text:space-before="6.35cm" text:min-label-width="0.635cm"/>
        <style:text-properties style:font-name="OpenSymbol"/>
      </text:list-level-style-bullet>
    </text:list-style>
    <text:list-style style:name="RTF_5f_Num_20_3" style:display-name="RTF_Num 3">
      <text:list-level-style-bullet text:level="1" text:style-name="RTF_5f_Num_20_2_20_1" text:bullet-char="•">
        <style:list-level-properties text:space-before="0.741cm" text:min-label-width="0.635cm"/>
        <style:text-properties style:font-name="OpenSymbol"/>
      </text:list-level-style-bullet>
      <text:list-level-style-bullet text:level="2" text:style-name="RTF_5f_Num_20_2_20_2" text:bullet-char="◦">
        <style:list-level-properties text:space-before="1.376cm" text:min-label-width="0.635cm"/>
        <style:text-properties style:font-name="OpenSymbol"/>
      </text:list-level-style-bullet>
      <text:list-level-style-bullet text:level="3" text:style-name="RTF_5f_Num_20_2_20_3" text:bullet-char="▪">
        <style:list-level-properties text:space-before="2.011cm" text:min-label-width="0.635cm"/>
        <style:text-properties style:font-name="OpenSymbol"/>
      </text:list-level-style-bullet>
      <text:list-level-style-bullet text:level="4" text:style-name="RTF_5f_Num_20_2_20_4" text:bullet-char="•">
        <style:list-level-properties text:space-before="2.646cm" text:min-label-width="0.635cm"/>
        <style:text-properties style:font-name="OpenSymbol"/>
      </text:list-level-style-bullet>
      <text:list-level-style-bullet text:level="5" text:style-name="RTF_5f_Num_20_2_20_5" text:bullet-char="◦">
        <style:list-level-properties text:space-before="3.281cm" text:min-label-width="0.635cm"/>
        <style:text-properties style:font-name="OpenSymbol"/>
      </text:list-level-style-bullet>
      <text:list-level-style-bullet text:level="6" text:style-name="RTF_5f_Num_20_2_20_6" text:bullet-char="▪">
        <style:list-level-properties text:space-before="3.916cm" text:min-label-width="0.635cm"/>
        <style:text-properties style:font-name="OpenSymbol"/>
      </text:list-level-style-bullet>
      <text:list-level-style-bullet text:level="7" text:style-name="RTF_5f_Num_20_2_20_7" text:bullet-char="•">
        <style:list-level-properties text:space-before="4.551cm" text:min-label-width="0.635cm"/>
        <style:text-properties style:font-name="OpenSymbol"/>
      </text:list-level-style-bullet>
      <text:list-level-style-bullet text:level="8" text:style-name="RTF_5f_Num_20_2_20_8" text:bullet-char="◦">
        <style:list-level-properties text:space-before="5.186cm" text:min-label-width="0.635cm"/>
        <style:text-properties style:font-name="OpenSymbol"/>
      </text:list-level-style-bullet>
      <text:list-level-style-bullet text:level="9" text:style-name="RTF_5f_Num_20_2_20_9" text:bullet-char="▪">
        <style:list-level-properties text:space-before="5.821cm" text:min-label-width="0.635cm"/>
        <style:text-properties style:font-name="OpenSymbol"/>
      </text:list-level-style-bullet>
      <text:list-level-style-bullet text:level="10" text:style-name="RTF_5f_Num_20_2_20_10" text:bullet-char="•">
        <style:list-level-properties text:space-before="6.456cm" text:min-label-width="0.635cm"/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08cm" fo:margin-bottom="2.226cm" fo:margin-left="1.84cm" fo:margin-right="1.09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tandard_20__28_user_29_" style:display-name="Standard (user)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ww.intercambiosvirtuales.org</meta:initial-creator>
    <meta:creation-date>2012-01-31T14:32:00</meta:creation-date>
    <dc:date>2013-02-17T18:19:56</dc:date>
    <meta:print-date>2012-02-07T12:26:00</meta:print-date>
    <meta:generator>LibreOffice/3.4$Linux LibreOffice_project/340m1$Build-402</meta:generator>
    <meta:editing-duration>PT38M50S</meta:editing-duration>
    <meta:editing-cycles>7</meta:editing-cycles>
    <dc:creator>Fernando Samblas</dc:creator>
    <meta:document-statistic meta:table-count="0" meta:image-count="0" meta:object-count="0" meta:page-count="1" meta:paragraph-count="26" meta:word-count="423" meta:character-count="2591" meta:non-whitespace-character-count="2200"/>
  </office:meta>
</office:document-meta>
</file>